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4c" draw:textarea-horizontal-align="left" draw:textarea-vertical-align="top" draw:auto-grow-height="false" draw:shadow="hidden"/>
    </style:style>
    <style:style style:name="gr2" style:family="graphic" style:parent-style-name="standard">
      <style:graphic-properties draw:fill="solid" draw:fill-color="#99ccff" draw:textarea-horizontal-align="left" draw:textarea-vertical-align="top" draw:auto-grow-height="false" draw:shadow="hidden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Gradient_20_1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fill-gradient-name="Gradient_20_1" draw:textarea-horizontal-align="right" draw:auto-grow-height="true" draw:auto-grow-width="true" fo:min-height="0.476cm" fo:min-width="1.84cm"/>
    </style:style>
    <style:style style:name="gr7" style:family="graphic" style:parent-style-name="standard">
      <style:graphic-properties draw:stroke="none" svg:stroke-color="#000000" draw:fill="none" draw:fill-color="#ffffff" draw:fill-gradient-name="Gradient_20_1" draw:textarea-horizontal-align="right" draw:auto-grow-height="true" draw:auto-grow-width="true" fo:min-height="0.477cm" fo:min-width="1.679cm"/>
    </style:style>
    <style:style style:name="gr8" style:family="graphic" style:parent-style-name="standard">
      <style:graphic-properties draw:marker-end="Arrow" draw:marker-end-width="0.3cm" draw:fill="gradient" draw:fill-gradient-name="Gradient_20_1" draw:textarea-horizontal-align="center" draw:textarea-vertical-align="middle"/>
    </style:style>
    <style:style style:name="gr9" style:family="graphic" style:parent-style-name="standard">
      <style:graphic-properties draw:fill="solid" draw:fill-color="#e6e64c" draw:textarea-horizontal-align="center" draw:textarea-vertical-align="middle" draw:auto-grow-height="false" draw:shadow="hidden"/>
    </style:style>
    <style:style style:name="gr10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37cm" svg:height="2.04cm" svg:x="6.184cm" svg:y="0.373cm">
          <text:p text:style-name="P1">GB4DGraph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7.352cm" svg:height="1.455cm" svg:x="6.169cm" svg:y="3.113cm">
          <text:p text:style-name="P1">GB4DLcdDr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0.718cm" svg:height="1.457cm" svg:x="2.803cm" svg:y="4.801cm">
          <text:p text:style-name="P1">GBTranspor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718cm" svg:height="0.987cm" svg:x="2.803cm" svg:y="8.532cm">
          <text:p text:style-name="P1">Arduin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18cm" svg:height="1.807cm" svg:x="2.803cm" svg:y="9.693cm">
          <text:p text:style-name="P1">GorillaBuilderz Shiel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718cm" svg:height="1.572cm" svg:x="2.803cm" svg:y="6.491cm">
          <text:p text:style-name="P1">Arduino Cor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939cm" svg:height="0.582cm" svg:x="3.211cm" svg:y="7.132cm">
          <text:p text:style-name="P1">SPI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69cm" svg:height="0.582cm" svg:x="9.619cm" svg:y="7.132cm">
          <text:p text:style-name="P1">Seria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33cm" svg:height="0.584cm" svg:x="2.919cm" svg:y="5.442cm">
          <text:p text:style-name="P1">SpiTrans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204cm" svg:height="0.584cm" svg:x="9.851cm" svg:y="5.442cm">
          <text:p text:style-name="P1">SerialTrans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494cm" svg:height="0.584cm" svg:x="5.833cm" svg:y="5.442cm">
          <text:p text:style-name="P1">SC16SpiTranspo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204cm" svg:height="0.583cm" svg:x="6.3cm" svg:y="3.752cm">
          <text:p text:style-name="P1">GB4DSpiLcdDr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783cm" svg:height="0.583cm" svg:x="9.619cm" svg:y="3.752cm">
          <text:p text:style-name="P1">GB4DSerialLcdDri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047cm" svg:height="0.582cm" svg:x="6.3cm" svg:y="0.958cm">
          <text:p text:style-name="P1">Labe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54cm" svg:height="0.582cm" svg:x="7.406cm" svg:y="0.958cm">
          <text:p text:style-name="P1">Butto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9cm" svg:height="0.584cm" svg:x="9.211cm" svg:y="1.654cm">
          <text:p text:style-name="P1">Rectang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8cm" svg:height="0.584cm" svg:x="6.3cm" svg:y="1.654cm">
          <text:p text:style-name="P1">Circ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457cm" svg:height="0.584cm" svg:x="7.639cm" svg:y="1.654cm">
          <text:p text:style-name="P1">Lin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328cm" svg:height="0.582cm" svg:x="8.92cm" svg:y="0.958cm">
          <text:p text:style-name="P1">RadialGaug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8cm" svg:height="0.584cm" svg:x="11.364cm" svg:y="1.654cm">
          <text:p text:style-name="P1">RadialLin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8cm" svg:height="0.582cm" svg:x="11.364cm" svg:y="0.958cm">
          <text:p text:style-name="P1">RadialTicks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3cm" svg:y1="8.296cm" svg:x2="14.221cm" svg:y2="8.296cm">
          <text:p/>
        </draw:line>
        <draw:frame draw:style-name="gr6" draw:text-style-name="P2" draw:layer="layout" svg:width="2.34cm" svg:height="0.726cm" svg:x="0.175cm" svg:y="8.704cm">
          <draw:text-box>
            <text:p text:style-name="P2">Hardware</text:p>
          </draw:text-box>
        </draw:frame>
        <draw:frame draw:style-name="gr7" draw:text-style-name="P2" draw:layer="layout" svg:width="2.179cm" svg:height="0.727cm" svg:x="0.336cm" svg:y="7.365cm">
          <draw:text-box>
            <text:p text:style-name="P2">Software</text:p>
          </draw:text-box>
        </draw:frame>
        <draw:line draw:style-name="gr8" draw:text-style-name="P1" draw:layer="layout" svg:x1="2.512cm" svg:y1="8.296cm" svg:x2="2.512cm" svg:y2="10.626cm">
          <text:p/>
        </draw:line>
        <draw:line draw:style-name="gr8" draw:text-style-name="P1" draw:layer="layout" svg:x1="2.512cm" svg:y1="8.297cm" svg:x2="2.512cm" svg:y2="5.093cm">
          <text:p/>
        </draw:line>
        <draw:custom-shape draw:style-name="gr9" draw:text-style-name="P1" draw:layer="layout" svg:width="7.38cm" svg:height="0.873cm" draw:transform="rotate (1.5707963267946) translate (14.28cm 8.044cm)">
          <text:p text:style-name="P1">GBDiagno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759cm" svg:height="0.582cm" svg:x="13.521cm" svg:y="5.15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759cm" svg:height="0.585cm" svg:x="13.521cm" svg:y="3.5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0.759cm" svg:height="0.585cm" svg:x="13.521cm" svg:y="1.48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" draw:layer="layout" svg:width="1.514cm" svg:height="0.582cm" svg:x="12.766cm" svg:y="7.132cm">
          <text:p/>
          <draw:enhanced-geometry svg:viewBox="0 0 21600 21600" draw:text-areas="?f7 ?f0 21600 ?f2" draw:type="left-arrow" draw:modifiers="3570.93425605536 5221.9780219780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264cm" svg:height="1.976cm" svg:x="2.803cm" svg:y="2.589cm">
          <text:p text:style-name="P1">GBEtherne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08cm" svg:height="0.585cm" svg:x="2.921cm" svg:y="3.81cm">
          <text:p text:style-name="P1">WizFi2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004cm" svg:height="0.582cm" svg:x="2.934cm" svg:y="3.113cm">
          <text:p text:style-name="P1">Arduino Ethern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8.21cm" svg:height="0.582cm" svg:x="6.067cm" svg:y="2.472cm">
          <text:p/>
          <draw:enhanced-geometry svg:viewBox="0 0 21600 21600" draw:text-areas="?f7 ?f0 21600 ?f2" draw:type="left-arrow" draw:modifiers="778.267962266827 5437.7622377622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 Dumas</meta:initial-creator>
    <meta:creation-date>2012-04-26T12:36:47</meta:creation-date>
    <dc:date>2012-06-22T14:00:19</dc:date>
    <dc:creator>Andre Dumas</dc:creator>
    <meta:editing-duration>PT4H54M37S</meta:editing-duration>
    <meta:editing-cycles>41</meta:editing-cycles>
    <meta:generator>LibreOffice/3.3$Linux LibreOffice_project/330m19$Build-401</meta:generator>
    <meta:document-statistic meta:object-count="35"/>
  </office:meta>
</office:document-meta>
</file>